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Bahnschrift Light" fo:font-weight="bold" officeooo:rsid="001bff2c" officeooo:paragraph-rsid="001bff2c" style:font-weight-asian="bold" style:font-weight-complex="bold"/>
    </style:style>
    <style:style style:name="P2" style:family="paragraph" style:parent-style-name="Standard">
      <style:text-properties style:font-name="Bahnschrift Light" officeooo:rsid="001bff2c" officeooo:paragraph-rsid="001bff2c"/>
    </style:style>
    <style:style style:name="P3" style:family="paragraph" style:parent-style-name="Standard">
      <style:text-properties style:font-name="Bahnschrift Light" officeooo:rsid="001d9cee" officeooo:paragraph-rsid="001bff2c"/>
    </style:style>
    <style:style style:name="P4" style:family="paragraph" style:parent-style-name="Standard">
      <style:text-properties style:font-name="Bahnschrift Light" officeooo:rsid="001d9cee" officeooo:paragraph-rsid="001d9cee"/>
    </style:style>
    <style:style style:name="P5" style:family="paragraph" style:parent-style-name="Standard">
      <style:text-properties style:font-name="Bahnschrift Light" officeooo:rsid="001f0884" officeooo:paragraph-rsid="001f08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Brief</text:p>
      <text:p text:style-name="P2"/>
      <text:p text:style-name="P2">Rougelike {platformer? top down?} (side-scrolling platformer)</text:p>
      <text:p text:style-name="P2"/>
      <text:p text:style-name="P2">You are a member of the engineering corps on a colonization ship making the journey from Earth to a far-off planet.</text:p>
      <text:p text:style-name="P2"/>
      <text:p text:style-name="P2">Everyone on the ship is in cryosleep. Only 1 engineer is defrosted at a time to perform the required maintenance tasks on the ship.</text:p>
      <text:p text:style-name="P2"/>
      <text:p text:style-name="P2">Your ship has come under attack from an unknown alien species, as the current chosen engineer it is your job to protect the ship from these attacks while also performing your role to maintain the operation and functionality of the ship.</text:p>
      <text:p text:style-name="P2"/>
      <text:p text:style-name="P2">Perform maintenance tasks between waves of enemy attacks, patch holes and remove assault pods from the outside of the ship. Make your way to the bridge to bring online automated defense systems to assist you with your tasks.</text:p>
      <text:p text:style-name="P2"/>
      <text:p text:style-name="P2">Find notes from previous engineers hidden around the ship indicating that something might be wrong. Use these notes and your own experience to unravel the true mission of this ship and the corruption behind it.</text:p>
      <text:p text:style-name="P3"/>
      <text:p text:style-name="P1">Additional thoughts.</text:p>
      <text:p text:style-name="P2"/>
      <text:p text:style-name="P2">Weapons have no ammunition limit, they use energy cells that overheat and take a long time to cool down.</text:p>
      <text:p text:style-name="P2"/>
      <text:p text:style-name="P2">The internal state of the ship does not reset between runs, weapons taken from racks will be found on the body of the previous engineer.</text:p>
      <text:p text:style-name="P2"/>
      <text:p text:style-name="P2">The player can unlock weapons that they will defrost with, along with other items.</text:p>
      <text:p text:style-name="P2"/>
      <text:p text:style-name="P2">Players will receive additional rewards for cleaning up the bodies of the previous engineers, returning weapons and items to their marked storage locations, and cleaning up the mess from the dead alien attackers.</text:p>
      <text:p text:style-name="P2"/>
      <text:p text:style-name="P2">Attack waves to start with large intervals in between and slowly increase in frequency as the ship nears its destination.</text:p>
      <text:p text:style-name="P2"/>
      <text:p text:style-name="P2">Allowing the ship to reach its destination results in the bad ending. Redirecting the ship and fighting the corruption behind it results in the good ending?</text:p>
      <text:p text:style-name="P2"/>
      <text:p text:style-name="P2">Movement is simple: left, right, jump, duck, dash.</text:p>
      <text:p text:style-name="P2"/>
      <text:p text:style-name="P4">Weapons are not aimed, they are fired in line with where the player is facing, different weapons will have different spread or effects.</text:p>
      <text:p text:style-name="P4"/>
      <text:p text:style-name="P5"><text:soft-page-break/>Players are not always given information before making mistakes. Going through an airlock without a suit will result in a death and the permanent loss of any items the player had.</text:p>
      <text:p text:style-name="P5"/>
      <text:p text:style-name="P5">Important items to the progression of the game are always stored somewhere other than on they player, unless the player needs to move them to complete a task, then these items are are renewa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1T08:33:59.720552400</meta:creation-date>
    <dc:date>2025-02-21T09:05:46.133641100</dc:date>
    <meta:editing-duration>PT9M</meta:editing-duration>
    <meta:editing-cycles>2</meta:editing-cycles>
    <meta:generator>LibreOffice/25.2.0.3$Windows_X86_64 LibreOffice_project/e1cf4a87eb02d755bce1a01209907ea5ddc8f069</meta:generator>
    <meta:document-statistic meta:table-count="0" meta:image-count="0" meta:object-count="0" meta:page-count="2" meta:paragraph-count="18" meta:word-count="402" meta:character-count="2378" meta:non-whitespace-character-count="1994"/>
  </office:meta>
</office:document-meta>
</file>